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Free fall</text:p>
          </table:table-cell>
          <table:table-cell table:number-columns-repeated="2"/>
          <table:table-cell table:style-name="ce1" office:value-type="string" calcext:value-type="string">
            <text:p>Launch <text:s/>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52.209191544363" calcext:value-type="float">
            <text:p>852.209191544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52.209191544363" calcext:value-type="float">
            <text:p>-8.52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73.13624024357" calcext:value-type="float">
            <text:p>3073.136240243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73.13624024357" calcext:value-type="float">
            <text:p>-3.07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24.18488934077" calcext:value-type="float">
            <text:p>1224.18488934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24.18488934077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218006177251999" calcext:value-type="float">
            <text:p>-0.218006177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218006177251999" calcext:value-type="float">
            <text:p>2.18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597473050907636" calcext:value-type="float">
            <text:p>0.059747305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597473050907636" calcext:value-type="float">
            <text:p>-5.97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263059758890408" calcext:value-type="float">
            <text:p>-0.000263059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263059758890408" calcext:value-type="float">
            <text:p>2.63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852.209191544363" calcext:value-type="float">
            <text:p>852.20919154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13686837721616" calcext:value-type="float">
            <text:p>1.1368683772161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3073.13624024357" calcext:value-type="float">
            <text:p>3073.136240243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224.18488934077" calcext:value-type="float">
            <text:p>1224.184889340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51999" calcext:value-type="float">
            <text:p>-0.2180061773</text:p>
          </table:table-cell>
          <table:table-cell/>
          <table:table-cell table:style-name="ce3" office:value-type="float" office:value="-0.218006177251999" calcext:value-type="float">
            <text:p>-0.218006177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.77555756156289E-017" calcext:value-type="float">
            <text:p>2.77555756156289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0907636" calcext:value-type="float">
            <text:p>0.0597473051</text:p>
          </table:table-cell>
          <table:table-cell/>
          <table:table-cell table:style-name="ce3" office:value-type="float" office:value="0.0597473050907636" calcext:value-type="float">
            <text:p>0.05974730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93889390390723E-018" calcext:value-type="float">
            <text:p>6.93889390390723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890408" calcext:value-type="float">
            <text:p>-0.0002630598</text:p>
          </table:table-cell>
          <table:table-cell/>
          <table:table-cell table:style-name="ce3" office:value-type="float" office:value="-0.000263059758890408" calcext:value-type="float">
            <text:p>-0.000263059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52.209191544363" calcext:value-type="float">
            <text:p>-8.52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73.13624024357" calcext:value-type="float">
            <text:p>-3.07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224.18488934077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51999" calcext:value-type="float">
            <text:p>-0.21800617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218006177251999" calcext:value-type="float">
            <text:p>2.18E-001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0907636" calcext:value-type="float">
            <text:p>0.05974730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0597473050907636" calcext:value-type="float">
            <text:p>-5.97E-00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890408" calcext:value-type="float">
            <text:p>-0.00026305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263059758890408" calcext:value-type="float">
            <text:p>2.63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52.209191544363" calcext:value-type="float">
            <text:p>852.209191544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73.13624024357" calcext:value-type="float">
            <text:p>3073.136240243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24.18488934077" calcext:value-type="float">
            <text:p>1224.18488934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218006177251999" calcext:value-type="float">
            <text:p>-0.21800617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597473050907636" calcext:value-type="float">
            <text:p>0.059747305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000263059758890408" calcext:value-type="float">
            <text:p>-0.000263059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52.209191544363" calcext:value-type="float">
            <text:p>852.209191544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52.209191544363" calcext:value-type="float">
            <text:p>-8.52E+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73.13624024357" calcext:value-type="float">
            <text:p>3073.136240243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73.13624024357" calcext:value-type="float">
            <text:p>-3.07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24.18488934077" calcext:value-type="float">
            <text:p>1224.184889340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24.18488934077" calcext:value-type="float">
            <text:p>-1.2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218006177251999" calcext:value-type="float">
            <text:p>-0.218006177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218006177251999" calcext:value-type="float">
            <text:p>2.18E-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597473050907636" calcext:value-type="float">
            <text:p>0.059747305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0597473050907636" calcext:value-type="float">
            <text:p>-5.97E-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263059758890408" calcext:value-type="float">
            <text:p>-0.0002630598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263059758890408" calcext:value-type="float">
            <text:p>2.63E-00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90.559523394615" calcext:value-type="float">
            <text:p>790.559523394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90.559523399899" calcext:value-type="float">
            <text:p>-7.91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18.60304449046" calcext:value-type="float">
            <text:p>3018.6030444905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18.60304449046" calcext:value-type="float">
            <text:p>3018.60304449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18.60304450961" calcext:value-type="float">
            <text:p>-3.0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197.68867227239" calcext:value-type="float">
            <text:p>1197.68867227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197.68867228002" calcext:value-type="float">
            <text:p>-1.2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98811989573671" calcext:value-type="float">
            <text:p>-0.3988119896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98811989573671" calcext:value-type="float">
            <text:p>-0.398811989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98811989576637" calcext:value-type="float">
            <text:p>3.9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1092831739485" calcext:value-type="float">
            <text:p>-0.610928317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61092831739485" calcext:value-type="float">
            <text:p>-0.610928317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61092831741255" calcext:value-type="float">
            <text:p>6.1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895673259874" calcext:value-type="float">
            <text:p>-0.266895673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266895673259874" calcext:value-type="float">
            <text:p>-0.26689567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266895673266726" calcext:value-type="float">
            <text:p>2.6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9899" calcext:value-type="float">
            <text:p>790.5595233999</text:p>
          </table:table-cell>
          <table:table-cell/>
          <table:table-cell table:style-name="ce3" office:value-type="float" office:value="0.999999999993316" calcext:value-type="float">
            <text:p>1</text:p>
          </table:table-cell>
          <table:table-cell table:style-name="ce3" office:value-type="float" office:value="-0.00000000528439159097616" calcext:value-type="float">
            <text:p>-5.28439159097616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50961" calcext:value-type="float">
            <text:p>3018.6030445096</text:p>
          </table:table-cell>
          <table:table-cell/>
          <table:table-cell table:style-name="ce3" office:value-type="float" office:value="0.999999999993658" calcext:value-type="float">
            <text:p>1</text:p>
          </table:table-cell>
          <table:table-cell table:style-name="ce3" office:value-type="float" office:value="-0.000000019145318219671" calcext:value-type="float">
            <text:p>-1.914531821967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8002" calcext:value-type="float">
            <text:p>1197.68867228</text:p>
          </table:table-cell>
          <table:table-cell/>
          <table:table-cell table:style-name="ce3" office:value-type="float" office:value="0.999999999993634" calcext:value-type="float">
            <text:p>1</text:p>
          </table:table-cell>
          <table:table-cell table:style-name="ce3" office:value-type="float" office:value="-0.00000000762497620598879" calcext:value-type="float">
            <text:p>-7.62497620598879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6637" calcext:value-type="float">
            <text:p>-0.3988119896</text:p>
          </table:table-cell>
          <table:table-cell/>
          <table:table-cell table:style-name="ce3" office:value-type="float" office:value="0.999999999992563" calcext:value-type="float">
            <text:p>1</text:p>
          </table:table-cell>
          <table:table-cell table:style-name="ce3" office:value-type="float" office:value="0.00000000000296590529913487" calcext:value-type="float">
            <text:p>2.96590529913487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" calcext:value-type="float">
            <text:p>-0.6109283174</text:p>
          </table:table-cell>
          <table:table-cell/>
          <table:table-cell table:style-name="ce3" office:value-type="float" office:value="-0.61092831741255" calcext:value-type="float">
            <text:p>-0.6109283174</text:p>
          </table:table-cell>
          <table:table-cell/>
          <table:table-cell table:style-name="ce3" office:value-type="float" office:value="0.999999999971028" calcext:value-type="float">
            <text:p>1</text:p>
          </table:table-cell>
          <table:table-cell table:style-name="ce3" office:value-type="float" office:value="0.0000000000176997305700866" calcext:value-type="float">
            <text:p>1.76997305700866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66726" calcext:value-type="float">
            <text:p>-0.2668956733</text:p>
          </table:table-cell>
          <table:table-cell/>
          <table:table-cell table:style-name="ce3" office:value-type="float" office:value="0.999999999974329" calcext:value-type="float">
            <text:p>1</text:p>
          </table:table-cell>
          <table:table-cell table:style-name="ce3" office:value-type="float" office:value="0.00000000000685151935186923" calcext:value-type="float">
            <text:p>6.85151935186923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90.559523399899" calcext:value-type="float">
            <text:p>-7.91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18.60304450961" calcext:value-type="float">
            <text:p>-3.0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197.68867228002" calcext:value-type="float">
            <text:p>-1.2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98811989576637" calcext:value-type="float">
            <text:p>3.9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" calcext:value-type="float">
            <text:p>-0.610928317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61092831741255" calcext:value-type="float">
            <text:p>6.1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266895673266726" calcext:value-type="float">
            <text:p>2.6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" calcext:value-type="float">
            <text:p>-0.610928317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90.559523399899" calcext:value-type="float">
            <text:p>790.559523399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90.559523399899" calcext:value-type="float">
            <text:p>-7.91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18.60304450961" calcext:value-type="float">
            <text:p>3018.603044509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18.60304450961" calcext:value-type="float">
            <text:p>-3.0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867228002" calcext:value-type="float">
            <text:p>1197.68867228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197.68867228002" calcext:value-type="float">
            <text:p>-1.2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98811989576637" calcext:value-type="float">
            <text:p>-0.3988119896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98811989576637" calcext:value-type="float">
            <text:p>3.9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1092831741255" calcext:value-type="float">
            <text:p>-0.610928317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61092831741255" calcext:value-type="float">
            <text:p>6.1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895673266726" calcext:value-type="float">
            <text:p>-0.266895673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266895673266726" calcext:value-type="float">
            <text:p>2.6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790.559523394615" calcext:value-type="float">
            <text:p>790.559523394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90.559523394615" calcext:value-type="float">
            <text:p>790.559523394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790.559523394615" calcext:value-type="float">
            <text:p>-7.91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18.60304449046" calcext:value-type="float">
            <text:p>3018.6030444905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18.60304449046" calcext:value-type="float">
            <text:p>3018.60304449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18.60304449046" calcext:value-type="float">
            <text:p>3018.603044490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18.60304449046" calcext:value-type="float">
            <text:p>-3.0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197.68867227239" calcext:value-type="float">
            <text:p>1197.68867227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867227239" calcext:value-type="float">
            <text:p>1197.688672272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197.68867227239" calcext:value-type="float">
            <text:p>-1.2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398811989573671" calcext:value-type="float">
            <text:p>-0.3988119896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398811989573671" calcext:value-type="float">
            <text:p>-0.398811989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98811989573671" calcext:value-type="float">
            <text:p>-0.3988119896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398811989573671" calcext:value-type="float">
            <text:p>3.9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10928317394851" calcext:value-type="float">
            <text:p>-0.6109283174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610928317394851" calcext:value-type="float">
            <text:p>-0.610928317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10928317394851" calcext:value-type="float">
            <text:p>-0.610928317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610928317394851" calcext:value-type="float">
            <text:p>6.11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895673259874" calcext:value-type="float">
            <text:p>-0.2668956733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266895673259874" calcext:value-type="float">
            <text:p>-0.266895673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895673259874" calcext:value-type="float">
            <text:p>-0.266895673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266895673259874" calcext:value-type="float">
            <text:p>2.6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790.559523394615" calcext:value-type="float">
            <text:p>790.559523394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3018.60304449046" calcext:value-type="float">
            <text:p>3018.6030444905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1197.68867227239" calcext:value-type="float">
            <text:p>1197.68867227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113686837721616" calcext:value-type="float">
            <text:p>-1.1368683772161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-0.398811989573671" calcext:value-type="float">
            <text:p>-0.398811989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2.77555756156289E-016" calcext:value-type="float">
            <text:p>-2.77555756156289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 office:value-type="float" office:value="-0.610928317394851" calcext:value-type="float">
            <text:p>-0.610928317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11022302462516E-016" calcext:value-type="float">
            <text:p>-1.11022302462516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-0.266895673259874" calcext:value-type="float">
            <text:p>-0.266895673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1.11022302462516E-016" calcext:value-type="float">
            <text:p>-1.11022302462516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90.559523394615" calcext:value-type="float">
            <text:p>790.5595233946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790.559523394615" calcext:value-type="float">
            <text:p>-7.91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18.60304449046" calcext:value-type="float">
            <text:p>3018.603044490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18.60304449046" calcext:value-type="float">
            <text:p>-3.0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867227239" calcext:value-type="float">
            <text:p>1197.6886722724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197.68867227239" calcext:value-type="float">
            <text:p>-1.2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98811989573671" calcext:value-type="float">
            <text:p>-0.3988119896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398811989573671" calcext:value-type="float">
            <text:p>3.9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10928317394851" calcext:value-type="float">
            <text:p>-0.610928317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610928317394851" calcext:value-type="float">
            <text:p>6.11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895673259874" calcext:value-type="float">
            <text:p>-0.2668956733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266895673259874" calcext:value-type="float">
            <text:p>2.6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790.559523394615" calcext:value-type="float">
            <text:p>790.559523394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18.60304449046" calcext:value-type="float">
            <text:p>3018.6030444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867227239" calcext:value-type="float">
            <text:p>1197.68867227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398811989573671" calcext:value-type="float">
            <text:p>-0.398811989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10928317394851" calcext:value-type="float">
            <text:p>-0.610928317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895673259874" calcext:value-type="float">
            <text:p>-0.26689567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790.559523394615" calcext:value-type="float">
            <text:p>790.559523394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790.559523394615" calcext:value-type="float">
            <text:p>-7.91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18.60304449046" calcext:value-type="float">
            <text:p>3018.603044490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18.60304449046" calcext:value-type="float">
            <text:p>-3.0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867227239" calcext:value-type="float">
            <text:p>1197.688672272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197.68867227239" calcext:value-type="float">
            <text:p>-1.2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398811989573671" calcext:value-type="float">
            <text:p>-0.3988119896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398811989573671" calcext:value-type="float">
            <text:p>3.9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10928317394851" calcext:value-type="float">
            <text:p>-0.610928317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610928317394851" calcext:value-type="float">
            <text:p>6.11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895673259874" calcext:value-type="float">
            <text:p>-0.2668956733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266895673259874" calcext:value-type="float">
            <text:p>2.6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2T11:22:28.716853740</dc:date>
    <dc:creator>Stacha Petrovic</dc:creator>
    <meta:editing-duration>P28DT13H47M14S</meta:editing-duration>
    <meta:editing-cycles>739</meta:editing-cycles>
    <meta:document-statistic meta:table-count="8" meta:cell-count="2809" meta:object-count="0"/>
    <meta:user-defined meta:name="qrichtext">1</meta:user-defined>
  </office:meta>
</office:document-meta>
</file>